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Courier New" svg:font-family="'Courier New'"/>
    <style:font-face style:name="Liberation Sans" svg:font-family="'Liberation Sans', Arial, sans-serif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9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Text_20_body">
      <style:paragraph-properties fo:margin-top="0cm" fo:margin-bottom="0.499cm"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font-size="10pt"/>
    </style:style>
    <style:style style:name="P30" style:family="paragraph" style:parent-style-name="Text_20_body">
      <style:text-properties fo:font-size="10pt" fo:font-weight="bold" style:font-weight-asian="bold" style:font-weight-complex="bold"/>
    </style:style>
    <style:style style:name="P31" style:family="paragraph" style:parent-style-name="Text_20_body" style:master-page-name="HTML">
      <style:paragraph-properties fo:margin-top="0cm" fo:margin-bottom="0.499cm" style:page-number="auto"/>
    </style:style>
    <style:style style:name="P32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33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34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name-complex="Times New Roman1" style:font-size-complex="12pt"/>
    </style:style>
    <style:style style:name="P35" style:family="paragraph" style:parent-style-name="Text_20_body">
      <style:paragraph-properties fo:margin-top="0cm" fo:margin-bottom="0.499cm"/>
    </style:style>
    <style:style style:name="P36" style:family="paragraph" style:parent-style-name="Text_20_body">
      <style:paragraph-properties fo:margin-top="0cm" fo:margin-bottom="0.499cm"/>
      <style:text-properties fo:font-style="italic" style:font-style-asian="italic" style:font-style-complex="italic"/>
    </style:style>
    <style:style style:name="P37" style:family="paragraph" style:parent-style-name="Text_20_body" style:list-style-name="L1">
      <style:paragraph-properties fo:margin-top="0cm" fo:margin-bottom="0.499cm"/>
      <style:text-properties style:text-underline-style="none" fo:font-weight="normal" style:font-weight-asian="normal" style:font-weight-complex="normal"/>
    </style:style>
    <style:style style:name="P38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/>
    </style:style>
    <style:style style:name="T11" style:family="text">
      <style:text-properties fo:font-size="10pt" fo:font-style="italic" fo:font-weight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size="10pt"/>
    </style:style>
    <style:style style:name="T16" style:family="text">
      <style:text-properties fo:color="#000000" fo:font-size="10pt" fo:font-weight="bold"/>
    </style:style>
    <style:style style:name="T17" style:family="text">
      <style:text-properties fo:font-style="italic" fo:font-weight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</text:p>
      <text:p text:style-name="P3">redundancy and fail over</text:p>
      <text:p text:style-name="P2">Henrik Andreasson </text:p>
      <text:p text:style-name="P2">henrik@smartcard20.com </text:p>
      <text:p text:style-name="P2">08-671 02 73 </text:p>
      <text:p text:style-name="P2">2010-10-06 </text:p>
      <text:p text:style-name="P2">Version 1.2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6">1 Install of database replication <text:tab/>2</text:p>
          <text:p text:style-name="P27">1.1 Prerequisites <text:tab/>2</text:p>
          <text:p text:style-name="P27">1.2 Syscheck Installation <text:tab/>3</text:p>
          <text:p text:style-name="P27">1.3 Syscheck configuration <text:tab/>3</text:p>
          <text:p text:style-name="P27">1.4 Node2 Syscheck installation <text:tab/>4</text:p>
          <text:p text:style-name="P27">1.5 Firewall configuration <text:tab/>5</text:p>
          <text:p text:style-name="P27">1.6 Create an empty db on node2 <text:tab/>5</text:p>
          <text:p text:style-name="P27">1.7 Backup the db from node1 and transfer the dump to node2 <text:tab/>6</text:p>
          <text:p text:style-name="P27">1.8 Restore mysql database on node2 <text:tab/>7</text:p>
          <text:p text:style-name="P27">1.9 Make node1 master <text:tab/>7</text:p>
          <text:p text:style-name="P27">1.10 Make node 2 slave <text:tab/>10</text:p>
          <text:p text:style-name="P27">1.11 Verify replication <text:tab/>12</text:p>
          <text:p text:style-name="P26">2 Verification and Troubleshooting <text:tab/>15</text:p>
          <text:p text:style-name="P27">2.1 Check the log file: <text:tab/>15</text:p>
          <text:p text:style-name="P27">2.2 Write to the test table and verify both servers answers the same number <text:tab/>15</text:p>
          <text:p text:style-name="P27">2.3 Use the show master and show slave scripts <text:tab/>16</text:p>
          <text:p text:style-name="P26">3 Fail over and fail back <text:tab/>19</text:p>
          <text:p text:style-name="P27">3.1 Fail over, make the slave master <text:tab/>19</text:p>
          <text:p text:style-name="P27">3.2 Fail-back, make the old master master again <text:tab/>23</text:p>
        </text:index-body>
      </text:table-of-content>
      <text:p text:style-name="P2"/>
      <text:p text:style-name="P1"/>
      <text:p text:style-name="P24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node1 so it knows what server to send the config-backup to:</text:p>
        <text:p text:style-name="P36"><text:span text:style-name="T5">on node1 run:</text:span></text:p>
        <text:p text:style-name="P5"><text:span text:style-name="T5">root@smartcard20-node1:/usr/local/syscheck # </text:span><text:span text:style-name="T6"><text:s/>vi conf/921.conf</text:span></text:p>
        <text:p text:style-name="P11">REMOTE_HOST=192.168.31.142</text:p>
        <text:p text:style-name="P11">(node2)</text:p>
        <text:p text:style-name="P1">Run the backup of key config and keystore files</text:p>
        <text:p text:style-name="P36"><text:span text:style-name="T20">on node1 run:</text:span>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<text:soft-page-break/>remotreuser:jboss sshkey: /home/jboss/.ssh/id_rsa</text:p>
        <text:p text:style-name="P16">Screenonly output:</text:p>
        <text:p text:style-name="P16"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18">and </text:span><text:s/>run &lt;path/to&gt;/smartcard20/upgrade</text:p>
        <text:p text:style-name="P36"><text:span text:style-name="T5">on node2 run:</text:span>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9">y</text:p>
        <text:p text:style-name="P1">TODO screen output</text:p>
        <text:h text:style-name="Heading_20_2" text:outline-level="2"><text:bookmark text:name="_1_3_Syscheck_configuration"/>1.2 Syscheck configuration </text:h>
        <text:p text:style-name="P1">Copy old config </text:p>
        <text:p text:style-name="P36"><text:span text:style-name="T5">Run the whole chapter on node1:</text:span></text:p>
        <text:p text:style-name="P5"><text:span text:style-name="T5">root@smartcard20-node1:/usr/local/syscheck # </text:span><text:span text:style-name="T6">./lib/copy-config-from-old-version.sh ../syscheck-&lt;last-version&gt;/config ./config/</text:span> </text:p>
        <text:p text:style-name="P1"><text:soft-page-break/>Copy old common.conf (before 1.4.10 called resouces.sh) to new common.conf</text:p>
        <text:p text:style-name="P29">If upgrading from a version prior to 1.5.10:</text:p>
        <text:p text:style-name="P5"><text:span text:style-name="T5">root@smartcard20-node1:/usr/local/syscheck # </text:span><text:span text:style-name="T7">diff -uw</text:span><text:span text:style-name="T6"> ../syscheck-&lt;last-version&gt;/resources.sh ./config/common.conf</text:span></text:p>
        <text:p text:style-name="P29">If upgrading from a version later than 1.5.10:</text:p>
        <text:p text:style-name="P5"><text:span text:style-name="T5">root@smartcard20-node1:/usr/local/syscheck # </text:span><text:span text:style-name="T7">diff -uw</text:span><text:span text:style-name="T6"> ../syscheck-&lt;last-version&gt;/config/common.conf ./config/common.conf</text:span></text:p>
        <text:p text:style-name="P1">Go though the differences and manually enter the changes you need to keep into the new common.conf</text:p>
        <text:p text:style-name="P22">--- ../syscheck-1.5.4/resources.sh <text:s text:c="5"/>2009-09-03 12:55:52.000000000 +0200</text:p>
        <text:p text:style-name="P22">+++ config/common.conf <text:s/>2010-06-04 11:19:01.000000000 +0200</text:p>
        <text:p text:style-name="P22">@@ -16,11 +16,8 @@</text:p>
        <text:p text:style-name="P22"><text:s/>. $SYSCHECK_HOME/lib/printlogmess.sh</text:p>
        <text:p text:style-name="P22"><text:s/></text:p>
        <text:p text:style-name="P22"><text:s/># get definitions for EJBCA</text:p>
        <text:p text:style-name="P22">-if [ -f /etc/ejbca/environment ] ; then</text:p>
        <text:p text:style-name="P22">- <text:s text:c="6"/>. /etc/ejbca/environment</text:p>
        <text:p text:style-name="P22">-elif [ -f /usr/local/environment ] ; then</text:p>
        <text:p text:style-name="P22">+if [ -f /usr/local/environment ] ; then</text:p>
        <text:p text:style-name="P22"><text:s text:c="8"/>. /usr/local/environment</text:p>
        <text:p text:style-name="P22">- <text:s text:c="6"/></text:p>
        <text:p text:style-name="P22"><text:s/>fi</text:p>
        <text:p text:style-name="P22"><text:s/></text:p>
        <text:p text:style-name="P22"><text:s/># cap message length to ...</text:p>
        <text:p text:style-name="P22">@@ -33,16 +30,13 @@</text:p>
        <text:p text:style-name="P22"><text:s/></text:p>
        <text:p text:style-name="P22"><text:s/># Username used for no-passphrase ssh login</text:p>
        <text:p text:style-name="P22"><text:s/>SSH_USER=jboss</text:p>
        <text:p text:style-name="P22">+SSH_KEY=/home/jboss/.ssh/id_rsa</text:p>
        <text:p text:style-name="P22"><text:s/></text:p>
        <text:p text:style-name="P22"><text:s/></text:p>
        <text:p text:style-name="P22"><text:s/>## Language ##</text:p>
        <text:p text:style-name="P22"><text:s/>#select you lang (choose from files in lang/)</text:p>
        <text:p text:style-name="P22"><text:soft-page-break/><text:s/>SYSCHECK_LANG=english</text:p>
        <text:p text:style-name="P22"><text:s/></text:p>
        <text:p text:style-name="P22">-# save status to a file values: 1 or 0</text:p>
        <text:p text:style-name="P22">-# will create a file in &lt;syscheck&gt;/var/last_status</text:p>
        <text:p text:style-name="P22">-SAVELASTSTATUS=1</text:p>
        <text:p text:style-name="P22">-</text:p>
        <text:p text:style-name="P22"><text:s/># source the lang func</text:p>
        <text:p text:style-name="P22"><text:s/>. ${SYSCHECK_HOME}/lib/lang.sh</text:p>
        <text:p text:style-name="P22"><text:s/></text:p>
        <text:p text:style-name="P22">@@ -51,10 +45,10 @@</text:p>
        <text:p text:style-name="P22"><text:s/></text:p>
        <text:p text:style-name="P22"><text:s/>### EJBCA settings ###</text:p>
        <text:p text:style-name="P22"><text:s/>#Path to EJBCA</text:p>
        <text:p text:style-name="P22">-EJBCA_HOME=/usr/local/ejbca </text:p>
        <text:p text:style-name="P22">+EJBCA_HOME=${EJBCA_HOME:-"/usr/local/ejbca"}</text:p>
        <text:p text:style-name="P22"><text:s/></text:p>
        <text:p text:style-name="P22"><text:s/>#Path to active jboss config</text:p>
        <text:p text:style-name="P22">-JBOSS_HOME=/usr/local/jboss</text:p>
        <text:p text:style-name="P22">+JBOSS_HOME=${JBOSS_HOME:-"/usr/local/jboss"}</text:p>
        <text:p text:style-name="P22"/>
        <text:p text:style-name="P1">Copy enabled scripts </text:p>
        <text:p text:style-name="P5"><text:span text:style-name="T5">root@smartcard20-node1:/usr/local/syscheck # </text:span><text:span text:style-name="T6">cp -a ../syscheck-&lt;last-version&gt;/related-enabled/* ./ related-enabled/</text:span> </text:p>
        <text:p text:style-name="P5"><text:span text:style-name="T5">root@smartcard20-node1:/usr/local/syscheck # </text:span><text:span text:style-name="T6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pan text:style-name="T5">less /usr/local/ejbca/conf/database.properties</text:span> </text:p>
        <text:p text:style-name="P9">database.url=jdbc:mysql://<text:span text:style-name="T3">127.0.0.1</text:span>:3306/<text:span text:style-name="T3">ejbca</text:span></text:p>
        <text:p text:style-name="P9">database.username=<text:span text:style-name="T3">ejbca</text:span></text:p>
        <text:p text:style-name="P9"><text:soft-page-break/>database.password=<text:span text:style-name="T3">sdfiuh3wrnj</text:span></text:p>
        <text:p text:style-name="P1">Enter those parameters into the syscheck config/common.sh </text:p>
        <text:p text:style-name="P16">DB_NAME=<text:span text:style-name="T3">ejbca</text:span></text:p>
        <text:p text:style-name="P16">DB_USER=<text:span text:style-name="T3">ejbca</text:span></text:p>
        <text:p text:style-name="P16">DB_PASSWORD="<text:span text:style-name="T4">sdfiuh3wrnj</text:span>"</text:p>
        <text:p text:style-name="P1">Enter the new information about the replication user into syscheck config/common.sh </text:p>
        <text:p text:style-name="P5"><text:span text:style-name="T5">smartcard20-node2:/usr/local/syscheck # </text:span><text:span text:style-name="T6">vi config/common.conf (was resources.sh</text:span> )</text:p>
        <text:p text:style-name="P5"><text:span text:style-name="T5"># Database replication user and password</text:span> </text:p>
        <text:p text:style-name="P5"><text:span text:style-name="T5">DBREP_USER=</text:span><text:span text:style-name="T6">ejbcarep</text:span> </text:p>
        <text:p text:style-name="P5"><text:span text:style-name="T5">DBREP_PASSWORD="</text:span><text:span text:style-name="T6">foo123</text:span><text:span text:style-name="T5">"</text:span> </text:p>
        <text:p text:style-name="P5"/>
        <text:p text:style-name="P5"><text:span text:style-name="T5">#Path to mysql binary</text:span> </text:p>
        <text:p text:style-name="P5"><text:span text:style-name="T5">MYSQL_BIN=/usr/bin/mysql</text:span> </text:p>
        <text:p text:style-name="P5"/>
        <text:p text:style-name="P5"><text:span text:style-name="T5"># path to mysqladmin</text:span> </text:p>
        <text:p text:style-name="P5"><text:span text:style-name="T5">MYSQLADMIN_BIN=/usr/bin/mysqladmin</text:span> </text:p>
        <text:p text:style-name="P5"/>
        <text:p text:style-name="P5"><text:span text:style-name="T5">#Path to mysqldump binary</text:span> </text:p>
        <text:p text:style-name="P5"><text:span text:style-name="T5">MYSQLDUMP_BIN=/usr/bin/mysqldump</text:span> </text:p>
        <text:p text:style-name="Text_20_body"/>
        <text:p text:style-name="Text_20_body">If your installation has a weak(eg. foo123) mysql root password set a new with high security (eg. UiywfeW23)</text:p>
        <text:p text:style-name="Text_20_body"/>
        <text:p text:style-name="P7"># mysqladmin password <text:s/>&lt;new-pass&gt; -u root --password=&lt;old-password&gt;</text:p>
        <text:p text:style-name="P5"><text:span text:style-name="T5"># mysqladmin password </text:span><text:span text:style-name="T7">UiywfeW23</text:span><text:span text:style-name="T5"> -u root --password=</text:span><text:span text:style-name="T7">foo123</text:span></text:p>
        <text:p text:style-name="P29"/>
        <text:p text:style-name="P30">Enter the new mysql root password <text:s/>into syscheck/config/common.conf</text:p>
        <text:p text:style-name="P5"><text:span text:style-name="T5">#Password for Mysql root</text:span> </text:p>
        <text:p text:style-name="P5"><text:span text:style-name="T5">MYSQLROOT_PASSWORD="</text:span><text:span text:style-name="T6">UiywfeW23</text:span><text:span text:style-name="T5">"</text:span> </text:p>
        <text:p text:style-name="P5"/>
        <text:p text:style-name="P5"><text:span text:style-name="T5">#Name of the mysql backup file.</text:span> </text:p>
        <text:p text:style-name="P5"><text:soft-page-break/><text:span text:style-name="T5">MYSQLBACKUPFILE=/backup/mysql/ejbcabackup</text:span> </text:p>
        <text:p text:style-name="P5"><text:span text:style-name="T5">MYSQLBACKUPFULLFILENAME="${MYSQLBACKUPFILE}-${DATE}.sql"</text:span> </text:p>
        <text:p text:style-name="P5"/>
        <text:p text:style-name="Text_20_body"/>
        <text:p text:style-name="Text_20_body">Set “node” to node1(master) and IP-addresses to node1 and node2</text:p>
        <text:p text:style-name="P5"><text:span text:style-name="T5">#IP address or hostname to primary and secondary cluster nodes.</text:span> </text:p>
        <text:p text:style-name="P5"><text:span text:style-name="T5">THIS_NODE=</text:span><text:span text:style-name="T6">NODE1</text:span> </text:p>
        <text:p text:style-name="P5"><text:span text:style-name="T5"># master node</text:span> </text:p>
        <text:p text:style-name="P5"><text:span text:style-name="T5">HOSTNAME_NODE1=</text:span><text:span text:style-name="T7">192.168.31.140</text:span></text:p>
        <text:p text:style-name="P5"><text:span text:style-name="T5"># slave node</text:span> </text:p>
        <text:p text:style-name="P5"><text:span text:style-name="T5">HOSTNAME_NODE2=</text:span><text:span text:style-name="T7">192.168.31.142</text:span></text:p>
        <text:p text:style-name="P13"/>
        <text:p text:style-name="P1">Make new backup dirs:</text:p>
        <text:p text:style-name="P5"><text:span text:style-name="T5">username@smartcard20-node1:/usr/local&gt; </text:span><text:span text:style-name="T7">sudo mkdir /backup/mysql/default</text:span></text:p>
        <text:p text:style-name="P13">if you're using the other new backup directories you need to create them aswell</text:p>
        <text:p text:style-name="P5"><text:span text:style-name="T13">username@smartcard20-node1:/usr/local&gt; </text:span><text:span text:style-name="T7">sudo mkdir /backup/mysql/daily</text:span></text:p>
        <text:p text:style-name="P5"><text:span text:style-name="T13">username@smartcard20-node1:/usr/local&gt; </text:span><text:span text:style-name="T7">sudo mkdir /backup/mysql/weekly</text:span></text:p>
        <text:p text:style-name="P5"><text:span text:style-name="T13">username@smartcard20-node1:/usr/local&gt; </text:span><text:span text:style-name="T7">sudo mkdir /backup/mysql/monthly</text:span></text:p>
        <text:p text:style-name="P5"><text:span text:style-name="T13">username@smartcard20-node1:/usr/local&gt; </text:span><text:span text:style-name="T7">sudo mkdir /backup/mysql/yearly</text:span></text:p>
        <text:p text:style-name="P13"/>
        <text:p text:style-name="P1">Make the new version the default </text:p>
        <text:p text:style-name="P5"><text:span text:style-name="T5">username@smartcard20-node1:/usr/local&gt; </text:span><text:span text:style-name="T7">sudo </text:span><text:span text:style-name="T6">rm syscheck</text:span> </text:p>
        <text:p text:style-name="P5"><text:span text:style-name="T5">username@smartcard20-node1:/usr/local&gt; </text:span><text:span text:style-name="T6">sudo ln -s syscheck-1.5.11 syscheck</text:span> </text:p>
        <text:h text:style-name="Heading_20_2" text:outline-level="2"><text:bookmark text:name="_1_4_Node2_Syscheck_installati"/>1.3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1.4 Firewall configuration </text:h>
        <text:p text:style-name="P1">Open port 3306 tcp (mysql database communication)</text:p>
        <text:p text:style-name="P36"><text:span text:style-name="T5">on node1 AND node2 run:</text:span></text:p>
        <text:p text:style-name="P34"><text:soft-page-break/>Start “yast” -&gt; “Security and Users” -&gt; “Firewall” -&gt; “Allowed Services” -&gt; “Advanced” </text:p>
        <text:p text:style-name="P34">Add “3306” make sure to use space as a separator between the ports </text:p>
        <text:p text:style-name="P34"/>
        <text:h text:style-name="Heading_20_2" text:outline-level="2"><text:bookmark text:name="_1_6_Create_an_empty_db_on_nod"/>1.5 Create an empty db on node2 </text:h>
        <text:list xml:id="list68590995" text:style-name="L1">
          <text:list-item>
            <text:p text:style-name="P37">If you got a db (from a previous install/testrun) do drop it then create a empty ejbca db!</text:p>
          </text:list-item>
          <text:list-item>
            <text:p text:style-name="P37">If yo dont got a db, ie this is a clean install, you can skip this step, and goto the creation of the empty db.</text:p>
          </text:list-item>
          <text:list-item>
            <text:p text:style-name="P37">If you are uncertain if there is a db, there is no harm in trying to do this step, it will tell you there was nothing to drop! </text:p>
          </text:list-item>
        </text:list>
        <text:p text:style-name="P36"><text:span text:style-name="T5">on node2 run:</text:span></text:p>
        <text:p text:style-name="P5"><text:span text:style-name="T5">username@smartcard20-node2:/usr/local/syscheck/database-replication&gt; </text:span><text:span text:style-name="T6">./801-drop-existing-ejbca-db.sh</text:span> </text:p>
        <text:p text:style-name="P5"><text:span text:style-name="T5">root's password:</text:span> </text:p>
        <text:p text:style-name="P5"><text:span text:style-name="T5">are you really sure you want to drop and replace the ejbca db on this host?</text:span> </text:p>
        <text:p text:style-name="P5"><text:span text:style-name="T5">enter 'im-really-sure' (without the '-') to continue or ctrl-c to abort</text:span> </text:p>
        <text:p text:style-name="P5"><text:span text:style-name="T6">im really sure</text:span> </text:p>
        <text:p text:style-name="P5"><text:span text:style-name="T5">I-9041-PKI 20090309 14:44:11 smartcard20-node1: INFO - Backed up db ok (file:/backup/mysql/ejbcabackup-2009-03-09_14.44.10.sql.gz)</text:span> </text:p>
        <text:p text:style-name="P5"><text:span text:style-name="T5">Dropping the database is potentially a very bad thing to do.</text:span> </text:p>
        <text:p text:style-name="P5"><text:span text:style-name="T5">Any data stored in the database will be destroyed.</text:span> </text:p>
        <text:p text:style-name="P5"/>
        <text:p text:style-name="P5"><text:span text:style-name="T5">Do you really want to drop the 'ejbca' database [y/N] </text:span><text:span text:style-name="T7">y</text:span><text:span text:style-name="T3"> </text:span></text:p>
        <text:p text:style-name="P5"><text:span text:style-name="T5">Database "ejbca" dropped</text:span> </text:p>
        <text:p text:style-name="P5"><text:span text:style-name="T5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36"><text:span text:style-name="T5">on node2 run:</text:span></text:p>
        <text:p text:style-name="P5"><text:span text:style-name="T5">username@smartcard20-node2:/usr/local/syscheck/database-replication&gt; </text:span><text:span text:style-name="T6">sudo ./800-create-mysql-ejbca-db.sh</text:span> </text:p>
        <text:p text:style-name="P5"><text:soft-page-break/><text:span text:style-name="T5">I-8001-PKI 20090309 14:44:18 smartcard20-node2: INFO - Created the db ok</text:span> </text:p>
        <text:p text:style-name="P5"/>
        <text:p text:style-name="P1"/>
        <text:h text:style-name="Heading_20_2" text:outline-level="2"><text:bookmark text:name="_1_7_Backup_the_db_from_node1_"/>1.7 Backup the db from node1 and transfer the dump to node2 </text:h>
        <text:p text:style-name="P1">The three following steps you should complete as fast as possible since you lock the database from writing. </text:p>
        <text:p text:style-name="P1">Stop jboss on node1 and node2</text:p>
        <text:p text:style-name="P36"><text:span text:style-name="T5">on node1 run:</text:span></text:p>
        <text:p text:style-name="P17">smartcard20-node1:/usr/local/certificate-services/syscheck/related-enabled# <text:span text:style-name="T3">/etc/init.d/jboss stop</text:span></text:p>
        <text:p text:style-name="P17">Stopping JBoss: …... done</text:p>
        <text:p text:style-name="P17">smartcard20-node2:/usr/local/certificate-services/syscheck/related-enabled# <text:span text:style-name="T3">/etc/init.d/jboss stop</text:span></text:p>
        <text:p text:style-name="P17">Stopping JBoss: …...done</text:p>
        <text:p text:style-name="P1">First we need to lock the tables from writes </text:p>
        <text:p text:style-name="P36"><text:span text:style-name="T5">on node1 run:</text:span></text:p>
        <text:p text:style-name="P6"><text:span text:style-name="T15">smartcard20-node1:/usr/local/syscheck/database-replication # </text:span><text:span text:style-name="T16">./811-master-node-flush-tables-with-read-lock.sh</text:span> </text:p>
        <text:p text:style-name="P6"><text:span text:style-name="T5">I-8111-PKI 20090326 12:03:58 smartcard20-node1: INFO - Set mysql FLUSH TABLES WITH READ LOCK ok</text:span> </text:p>
        <text:p text:style-name="P1"/>
        <text:p text:style-name="P1">Make a backup </text:p>
        <text:p text:style-name="P36"><text:span text:style-name="T5">on node1 run:</text:span></text:p>
        <text:p text:style-name="P5"><text:span text:style-name="T5">smartcard20-node1:/usr/local/syscheck-1.4.3b3-cluster/related-enabled # </text:span><text:span text:style-name="T6">./904_make_mysql_db_backup.sh -s</text:span> </text:p>
        <text:p text:style-name="P5"><text:span text:style-name="T5">I-9041-PKI 20090309 13:48:14 smartcard20-node1: INFO - Backed up db ok (file:</text:span><text:span text:style-name="T6">/backup/mysql/ejbcabackup-2009-03-09_13.48.13.sql.gz</text:span><text:span text:style-name="T5">)</text:span> </text:p>
        <text:p text:style-name="P5"/>
        <text:p text:style-name="P1">Note the database backup in your protocol as the last db backup before this change. If anything would go wrong this is the backup to revert to !!!</text:p>
        <text:p text:style-name="P1"/>
        <text:p text:style-name="P1">Transfer it to node2: </text:p>
        <text:p text:style-name="P36"><text:span text:style-name="T5">on node1 run:</text:span></text:p>
        <text:p text:style-name="P5"><text:span text:style-name="T5">jboss@smartcard20-node1:~&gt; </text:span><text:span text:style-name="T6">scp /backup/mysql/ejbcabackup-2009-03-09_13.44.55.sql.gz smartcard20-node2:</text:span> </text:p>
        <text:p text:style-name="P5"><text:soft-page-break/><text:span text:style-name="T5">ejbcabackup-2009-03-09_13.44.55.sql.gz 100% 1459KB 1.4MB/s 00:00</text:span> </text:p>
        <text:p text:style-name="Text_20_body">OR use ./906_ssh-copy-to-remote-machine.sh </text:p>
        <text:p text:style-name="P36"><text:span text:style-name="T5">on node1 run:</text:span></text:p>
        <text:p text:style-name="P8"><text:span text:style-name="T18">smartcard20:/usr/local/certificate-services/syscheck/related-enabled# </text:span><text:span text:style-name="T3">./906_ssh-copy-to-remote-machine.sh --help</text:span></text:p>
        <text:p text:style-name="P8"><text:span text:style-name="T18">smartcard20:/usr/local/certificate-services/syscheck/related-enabled# </text:span><text:span text:style-name="T3">./906_ssh-copy-to-remote-machine.sh -s <text:s/>/backup/mysql//default/ejbcabackup-2010-06-15_16.03.18.sql.gz node2-hostname /tmp jboss /home/jboss/.ssh/id_rsa</text:span></text:p>
        <text:p text:style-name="P8">I-9061-PKI 20100615 16:05:30 smartcard20.demo: INFO - file transfered ok</text:p>
        <text:p text:style-name="P1"/>
        <text:h text:style-name="Heading_20_2" text:outline-level="2"><text:bookmark text:name="_1_8_Restore_mysql_database_on"/>1.8 Restore mysql database on node2 </text:h>
        <text:p text:style-name="P36"><text:span text:style-name="T5">on node2 run:</text:span></text:p>
        <text:p text:style-name="P5"><text:span text:style-name="T5">root@smartcard20-node2:/usr/local/syscheck/related-enabled # </text:span><text:span text:style-name="T6">./920_restore_mysql_db_from_backup.sh -s /home/jboss/ejbcabackup-2009-03-09_13.44.55.sql.gz</text:span> </text:p>
        <text:p text:style-name="P5"/>
        <text:p text:style-name="P5"><text:span text:style-name="T5">root's password:</text:span> </text:p>
        <text:p text:style-name="P5"><text:span text:style-name="T5">now we'll backup the current database before we restore the one you specified</text:span> </text:p>
        <text:p text:style-name="P5"><text:span text:style-name="T5">I-9041-PKI 20090309 14:51:51 smartcard20-node2: INFO - Backed up db ok (file:/backup/mysql/ejbcabackup-2009-03-09_14.51.50.sql.gz)</text:span> </text:p>
        <text:p text:style-name="P5"><text:span text:style-name="T5">restoring the db from /home/jboss/ejbcabackup-2009-03-09_13.44.55.sql.gz</text:span> </text:p>
        <text:p text:style-name="P5"><text:span text:style-name="T5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>Create mysql-user access rules on node1</text:p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./802-create-mysql-ejbca-user-db-user.sh</text:span> </text:p>
        <text:p text:style-name="P5"><text:span text:style-name="T5">Will now insert these sql:</text:span> </text:p>
        <text:p text:style-name="P5"><text:span text:style-name="T5">GRANT ALL ON ejbca.* to 'ejbca'@'10.1.1.10' IDENTIFIED BY 'foo123';</text:span> </text:p>
        <text:p text:style-name="P5"><text:span text:style-name="T5">GRANT ALL ON ejbca.* to 'ejbca'@'10.1.1.11' IDENTIFIED BY 'foo123';</text:span> </text:p>
        <text:p text:style-name="P5"><text:soft-page-break/><text:span text:style-name="T5">GRANT ALL ON ejbca.* to 'ejbca'@'10.1.1.12' IDENTIFIED BY 'foo123';</text:span> </text:p>
        <text:p text:style-name="P5"><text:span text:style-name="T5">select * from user where user like '%ejbca%'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1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localhost ejbca *77805DB3940553564EF23E5EB2231A1BEB02EFC3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2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I-8021-PKI 20090311 15:57:53 smartcard20-node1: INFO - access rules inserted into mysql db ok</text:span> </text:p>
        <text:p text:style-name="P1"/>
        <text:p text:style-name="P1"><text:span text:style-name="T2">Also create the replication user</text:span> <text:span text:style-name="T3">on node1</text:span></text:p>
        <text:p text:style-name="P36"><text:span text:style-name="T7">on node1 run:</text:span></text:p>
        <text:p text:style-name="P5"><text:span text:style-name="T5">smartcard20-node1:/usr/local/syscheck/database-replication # </text:span><text:span text:style-name="T6">./803-create-mysql-replication-user.sh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oft-page-break/><text:span text:style-name="T5">10.1.1.11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Set the mysql config for replication</text:span> <text:span text:style-name="T3">on node1</text:span></text:p>
        <text:p text:style-name="P1">In /etc/my.cnf set: </text:p>
        <text:p text:style-name="P36"><text:span text:style-name="T5">on node1 edit:</text:span>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6">log-bin=mysql-bin</text:span> </text:p>
        <text:p text:style-name="P5"/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6">server-id = 1</text:span> </text:p>
        <text:p text:style-name="P5"/>
        <text:p text:style-name="P1"/>
        <text:p text:style-name="P1"><text:span text:style-name="T2">Restart mysql</text:span> </text:p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><text:soft-page-break/></text:p>
        <text:p text:style-name="P1"/>
        <text:p text:style-name="P1"><text:span text:style-name="T17">Now make node1 take the role of mysql master!!</text:span> </text:p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1: INFO - Mysql server made to act as a master</text:span> </text:p>
        <text:p text:style-name="P5"/>
        <text:p text:style-name="P1"/>
        <text:p text:style-name="P1"/>
        <text:p text:style-name="P1"><text:span text:style-name="T2">Run the show master status command and note the log: “File” and “position”, you will need them in the next step.</text:span> </text:p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1 15:26:32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oft-page-break/><text:span text:style-name="T5">Info: SHOW PROCESSLIST</text:span> </text:p>
        <text:p text:style-name="P5"><text:span text:style-name="T5">I-8101-PKI 20090311 15:26:32 smartcard20-node1: INFO - Master status shown</text:span> </text:p>
        <text:p text:style-name="P5"><text:span text:style-name="T5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36"><text:span text:style-name="T5">on node2 edit:</text:span>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11">log-bin=mysql-bin</text:span> </text:p>
        <text:p text:style-name="P5"/>
        <text:p text:style-name="P5"><text:span text:style-name="T5">But do set server-id = 2</text:span> </text:p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11">server-id = 2</text:span> </text:p>
        <text:p text:style-name="P5"/>
        <text:p text:style-name="P1"/>
        <text:p text:style-name="P1"><text:span text:style-name="T2">Make sure to restart mysql</text:span> </text:p>
        <text:p text:style-name="P36"><text:span text:style-name="T5">on node2 run:</text:span></text:p>
        <text:p text:style-name="P5"><text:span text:style-name="T5">smartcard20-node2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><text:soft-page-break/></text:p>
        <text:p text:style-name="P1"/>
        <text:p text:style-name="P1"><text:span text:style-name="T2">Now it's time to start the slave</text:span> </text:p>
        <text:p text:style-name="P36"><text:span text:style-name="T5">on node2 run:</text:span>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5"><text:span text:style-name="T5">Are you sure you want to make this mysql server act as mysql slave?</text:span> </text:p>
        <text:p text:style-name="P5"><text:span text:style-name="T5">Press enter to continiue, ctrl-c to abort</text:span> </text:p>
        <text:p text:style-name="P5"/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>Now unlock the tables from writes </text:p>
        <text:p text:style-name="P36"><text:span text:style-name="T5">on node1 run:</text:span></text:p>
        <text:p text:style-name="P6"><text:span text:style-name="T15">smartcard20-node1:/usr/local/syscheck/database-replication # </text:span><text:span text:style-name="T16">./812-master-node-unlock-tables.sh</text:span> </text:p>
        <text:p text:style-name="P6"><text:span text:style-name="T5">I-8121-PKI 20090326 12:03:58 smartcard20-node1: INFO - Set mysql unlock TABLES ok</text:span> </text:p>
        <text:p text:style-name="P1"/>
        <text:h text:style-name="Heading_20_2" text:outline-level="2"><text:bookmark text:name="_1_11_Verify_replication"/>1.11 Verify replication </text:h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4439</text:span> </text:p>
        <text:p text:style-name="P5"><text:span text:style-name="T5">I-8101-PKI 20090311 16:02:33 smartcard20-node1: INFO - Master status shown</text:span> </text:p>
        <text:p text:style-name="P5"><text:soft-page-break/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1015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88</text:span> </text:p>
        <text:p text:style-name="P5"><text:span text:style-name="T5">User: ejbca</text:span> </text:p>
        <text:p text:style-name="P5"><text:span text:style-name="T5">Host: localhost:2479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89</text:span> </text:p>
        <text:p text:style-name="P5"><text:span text:style-name="T5">User: ejbca</text:span> </text:p>
        <text:p text:style-name="P5"><text:span text:style-name="T5">Host: localhost:24798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oft-page-break/><text:span text:style-name="T5">*************************** 4. row ***************************</text:span> </text:p>
        <text:p text:style-name="P5"><text:span text:style-name="T5">Id: 90</text:span> </text:p>
        <text:p text:style-name="P5"><text:span text:style-name="T5">User: ejbca</text:span> </text:p>
        <text:p text:style-name="P5"><text:span text:style-name="T5">Host: localhost:24799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99</text:span> </text:p>
        <text:p text:style-name="P5"><text:span text:style-name="T5">User: ejbca</text:span> </text:p>
        <text:p text:style-name="P5"><text:span text:style-name="T5">Host: localhost:2810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00</text:span> </text:p>
        <text:p text:style-name="P5"><text:span text:style-name="T5">User: ejbca</text:span> </text:p>
        <text:p text:style-name="P5"><text:span text:style-name="T5">Host: localhost:28105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oft-page-break/><text:span text:style-name="T5">*************************** 7. row ***************************</text:span> </text:p>
        <text:p text:style-name="P5"><text:span text:style-name="T5">Id: 102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02:33 smartcard20-node1: INFO - Master status shown</text:span> </text:p>
        <text:p text:style-name="P5"><text:span text:style-name="T5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36"><text:span text:style-name="T5">on node2 run:</text:span>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</text:span><text:span text:style-name="T5"> 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11">Waiting for master to send event</text:span><text:span text:style-name="T10"> </text:span><text:span text:style-name="T11">10.15.251.246 </text:span><text:span text:style-name="T10">ejbcarep 3306 60 </text:span><text:span text:style-name="T11">mysql-bin.000001 4439 </text:span><text:span text:style-name="T10">smartcard20-node2-relay-bin.000003 2057 mysql-bin.000001 Yes Yes 0 0</text:span> </text:p>
        <text:p text:style-name="P5"><text:span text:style-name="T5">4439 2057 None 0 No 0</text:span> </text:p>
        <text:p text:style-name="P5"><text:span text:style-name="T5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<text:soft-page-break/>2 Verification and Troubleshooting </text:h>
        <text:p text:style-name="P1"/>
        <text:h text:style-name="Heading_20_2" text:outline-level="2"><text:bookmark text:name="_2_1_Check_the_log_file_"/>2.1 Check the log file: </text:h>
        <text:p text:style-name="P36"><text:span text:style-name="T5">on node2 run:</text:span></text:p>
        <text:p text:style-name="P5"><text:span text:style-name="T5">smartcard20-node2:/usr/local/syscheck/database-replication # </text:span><text:span text:style-name="T6">less /var/log/mysqld.log</text:span> </text:p>
        <text:p text:style-name="P5"><text:span text:style-name="T5">090311 15:45:37 mysqld ended</text:span> </text:p>
        <text:p text:style-name="P5"/>
        <text:p text:style-name="P5"><text:span text:style-name="T5">090311 15:45:37 mysqld started</text:span> </text:p>
        <text:p text:style-name="P5"><text:span text:style-name="T5">090311 15:45:38 InnoDB: Started; log sequence number 0 43665</text:span> </text:p>
        <text:p text:style-name="P5"><text:span text:style-name="T5">090311 15:45:38 [Warning] Neither --relay-log nor --relay-log-index were used; so replication may break when this MySQL serve</text:span> </text:p>
        <text:p text:style-name="P5"><text:span text:style-name="T5">r acts as a slave and has his hostname changed!! Please use '--relay-log=smartcard20-node2-relay-bin' to avoid this problem.</text:span> </text:p>
        <text:p text:style-name="P5"><text:span text:style-name="T5">090311 15:45:38 [Note] /usr/sbin/mysqld: ready for connections.</text:span> </text:p>
        <text:p text:style-name="P5"><text:span text:style-name="T5">Version: '5.0.26' socket: '/var/lib/mysql/mysql.sock' port: 3306 SUSE MySQL RPM</text:span> </text:p>
        <text:p text:style-name="P5"><text:span text:style-name="T5">090311 15:45:38 [Note] Slave SQL thread initialized, starting replication in log 'mysql-bin.000001' at position 2617, relay l</text:span> </text:p>
        <text:p text:style-name="P5"><text:span text:style-name="T5">og './smartcard20-node2-relay-bin.000001' position: 98</text:span> </text:p>
        <text:p text:style-name="P5"><text:span text:style-name="T5">090311 15:45:38 [Note] Slave I/O thread: connected to master 'ejbcarep@10.15.251.246:3306', replication started in log 'mysq</text:span> </text:p>
        <text:p text:style-name="P5"><text:span text:style-name="T5">l-bin.000001' at position 2617</text:span> </text:p>
        <text:p text:style-name="P5"/>
        <text:p text:style-name="P1"/>
        <text:h text:style-name="Heading_20_2" text:outline-level="2"><text:bookmark text:name="_2_2_Write_to_the_test_table_a"/>2.2 Write to the test table and verify both servers answers the same number </text:h>
        <text:p text:style-name="P36"><text:span text:style-name="T5">on node1 run:</text:span></text:p>
        <text:p text:style-name="P5"><text:span text:style-name="T5">smartcard20-node1:/usr/local/syscheck/database-replication # </text:span><text:span text:style-name="T6">./807-test-table-create-table.sh</text:span> </text:p>
        <text:p text:style-name="P5"><text:span text:style-name="T5">creating the test table:</text:span> </text:p>
        <text:p text:style-name="P5"><text:span text:style-name="T5">smartcard20-node1:/usr/local/syscheck/database-replication # </text:span><text:span text:style-name="T6">./808-test-table-update-and-check-master-and-slave.sh</text:span> </text:p>
        <text:p text:style-name="P5"><text:span text:style-name="T5">cleaning and inserting new val: </text:span><text:span text:style-name="T6">1236784263</text:span> </text:p>
        <text:p text:style-name="P5"><text:soft-page-break/><text:span text:style-name="T5">values from 10.15.251.246</text:span> </text:p>
        <text:p text:style-name="P5"><text:span text:style-name="T5">value</text:span> </text:p>
        <text:p text:style-name="P5"><text:span text:style-name="T6">1236784263</text:span> </text:p>
        <text:p text:style-name="P5"><text:span text:style-name="T5">values from 10.15.251.247</text:span> </text:p>
        <text:p text:style-name="P5"><text:span text:style-name="T5">value</text:span> </text:p>
        <text:p text:style-name="P5"><text:span text:style-name="T6">1236784263</text:span> </text:p>
        <text:p text:style-name="P5"/>
        <text:p text:style-name="P1"/>
        <text:h text:style-name="Heading_20_2" text:outline-level="2">2.3 Change datasource config in jboss</text:h>
        <text:p text:style-name="P1">Set jboss datasource on node1 </text:p>
        <text:p text:style-name="P36"><text:span text:style-name="T5">on node1 run:</text:span></text:p>
        <text:p text:style-name="P17">smartcard20-node1:/usr/local/certificate-services/syscheck<text:span text:style-name="T18">/database-replication# </text:span><text:span text:style-name="T3">./806-change-active-mysql-server-in-jboss-datasource.sh node1</text:span></text:p>
        <text:p text:style-name="P23">ejbca-ds.xml in jboss switched host to 10.1.1.10</text:p>
        <text:p text:style-name="P23">remember to restart jboss when you want the change to take effect</text:p>
        <text:p text:style-name="P1">Set jboss datasource on node2</text:p>
        <text:p text:style-name="P36"><text:span text:style-name="T5">on node2 run:</text:span></text:p>
        <text:p text:style-name="P17">smartcard20-node2:/usr/local/certificate-services/syscheck<text:span text:style-name="T18">/database-replication# </text:span><text:span text:style-name="T3">./806-change-active-mysql-server-in-jboss-datasource.sh node1</text:span></text:p>
        <text:p text:style-name="P23">ejbca-ds.xml in jboss switched host to 10.1.1.10</text:p>
        <text:p text:style-name="P23">remember to restart jboss when you want the change to take effect</text:p>
        <text:p text:style-name="P1">Start jboss on node1 </text:p>
        <text:p text:style-name="P36"><text:span text:style-name="T5">on node1 run:</text:span></text:p>
        <text:p text:style-name="P17">smartcard20-node1:/usr/local/certificate-services/syscheck/related-enabled# <text:span text:style-name="T3">/etc/init.d/jboss start </text:span></text:p>
        <text:p text:style-name="P17">Starting JBoss using Java from /usr/local/certificate-services/java: Waiting for jboss server to start:......done</text:p>
        <text:p text:style-name="P1">Start jboss on node2</text:p>
        <text:p text:style-name="P36"><text:span text:style-name="T5">on node2 run:</text:span></text:p>
        <text:p text:style-name="P17">smartcard20-node2:/usr/local/certificate-services/syscheck/related-enabled# <text:span text:style-name="T3">/etc/init.d/jboss start</text:span></text:p>
        <text:p text:style-name="P17">Starting JBoss using Java from /usr/local/certificate-services/java: Waiting for jboss server to start:......done</text:p>
        <text:p text:style-name="P1"><text:soft-page-break/>Activate CA:s</text:p>
        <text:p text:style-name="P1">Either activate CA:s in EJBCA / The Admin Console or with Syscheck</text:p>
        <text:p text:style-name="Text_20_body">With syscheck you need to config PIN-codes into config/common.conf</text:p>
        <text:p text:style-name="P36"><text:span text:style-name="T5">on node1 run:</text:span></text:p>
        <text:p text:style-name="P17">smartcard20-node1:/usr/local/certificate-services/syscheck/related-enabled# <text:span text:style-name="T3"><text:s text:c="2"/>./909_activate_CAs.sh -s</text:span></text:p>
        <text:p text:style-name="P23">Screenonly output:</text:p>
        <text:p text:style-name="P23">Activating CA : <text:s/>eIDCA (./bin/ejbca.sh ca activateca eIDCA 1111)</text:p>
        <text:p text:style-name="P23">Using JBoss JNDI provider...</text:p>
        <text:p text:style-name="P23">I-9091-PKI 20100615 17:27:04 smartcard20.demo: INFO - Activate CA:s run successfully</text:p>
        <text:p text:style-name="P23">Screenonly output:</text:p>
        <text:p text:style-name="P23">Activating CA : <text:s/>eSignCA (./bin/ejbca.sh ca activateca eSignCA 1111)</text:p>
        <text:p text:style-name="P23">Using JBoss JNDI provider...</text:p>
        <text:p text:style-name="P23">I-9091-PKI 20100615 17:27:05 smartcard20.demo: INFO - Activate CA:s run successfully</text:p>
        <text:p text:style-name="P23">Screenonly output:</text:p>
        <text:p text:style-name="P23">Activating CA : <text:s/>MSDomainLogonCA (./bin/ejbca.sh ca activateca MSDomainLogonCA 1111)</text:p>
        <text:p text:style-name="P23">Using JBoss JNDI provider...</text:p>
        <text:p text:style-name="P23">I-9091-PKI 20100615 17:27:07 smartcard20.demo: INFO - Activate CA:s run successfully</text:p>
        <text:p text:style-name="P23">Screenonly output:</text:p>
        <text:p text:style-name="P23">Activating CA : <text:s/>ServerCA (./bin/ejbca.sh ca activateca ServerCA 1111)</text:p>
        <text:p text:style-name="P23">Using JBoss JNDI provider...</text:p>
        <text:p text:style-name="P23">I-9091-PKI 20100615 17:27:09 smartcard20.demo: INFO - Activate CA:s run successfully</text:p>
        <text:p text:style-name="P1"/>
        <text:h text:style-name="Heading_20_2" text:outline-level="2"><text:bookmark text:name="_2_3_Use_the_show_master_and_s"/>2.4 Use the show master and show slave scripts </text:h>
        <text:p text:style-name="P1"/>
        <text:p text:style-name="P1"><text:span text:style-name="T2">Run this script on the master!</text:span></text:p>
        <text:p text:style-name="P36"><text:span text:style-name="T6">on master-host run: (since this can change back an forth, you need to know which host is master)</text:span>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oft-page-break/><text:span text:style-name="T6">mysql-bin.000001 6106</text:span> </text:p>
        <text:p text:style-name="P5"><text:span text:style-name="T5">I-8101-PKI 20090311 16:22:44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2226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141</text:span> </text:p>
        <text:p text:style-name="P5"><text:span text:style-name="T5">User: ejbca</text:span> </text:p>
        <text:p text:style-name="P5"><text:span text:style-name="T5">Host: localhost:2737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142</text:span> </text:p>
        <text:p text:style-name="P5"><text:span text:style-name="T5">User: ejbca</text:span> </text:p>
        <text:p text:style-name="P5"><text:span text:style-name="T5">Host: localhost:27371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143</text:span> </text:p>
        <text:p text:style-name="P5"><text:span text:style-name="T5">User: ejbca</text:span> </text:p>
        <text:p text:style-name="P5"><text:span text:style-name="T5">Host: localhost:2737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144</text:span> </text:p>
        <text:p text:style-name="P5"><text:span text:style-name="T5">User: ejbca</text:span> </text:p>
        <text:p text:style-name="P5"><text:span text:style-name="T5">Host: localhost:2737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45</text:span> </text:p>
        <text:p text:style-name="P5"><text:span text:style-name="T5">User: ejbca</text:span> </text:p>
        <text:p text:style-name="P5"><text:span text:style-name="T5">Host: localhost:2737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48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22:44 smartcard20-node1: INFO - Master status shown</text:span> </text:p>
        <text:p text:style-name="P5"><text:span text:style-name="T5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36"><text:span text:style-name="T5">on slave-host run:</text:span>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 </text:span><text:span text:style-name="T5">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oft-page-break/><text:span text:style-name="T6">Waiting for master to send event 10.15.251.246 </text:span><text:span text:style-name="T5">ejbcarep 3306 60 </text:span><text:span text:style-name="T6">mysql-bin.000001 6106</text:span><text:span text:style-name="T5"> smartcard20-node2-relay-bin.000003 3724 mysql-bin.000001 </text:span><text:span text:style-name="T10">Yes </text:span><text:span text:style-name="T5">Yes 0 0</text:span> </text:p>
        <text:p text:style-name="P5"><text:span text:style-name="T5">6106 3724 None 0 No 0</text:span> </text:p>
        <text:p text:style-name="P5"><text:span text:style-name="T5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h text:style-name="Heading_20_2" text:outline-level="2">2.5 Verify the VIP configuration </text:h>
        <text:p text:style-name="P1">Verify the VIP configuration in config/common.conf</text:p>
        <text:p text:style-name="P1">Check the interface name of the host:s ipaddress</text:p>
        <text:p text:style-name="P1"/>
        <text:p text:style-name="P16"># ifconfig</text:p>
        <text:p text:style-name="P16"><text:span text:style-name="T3">eth0</text:span> <text:s text:c="5"/>Link encap:Ethernet <text:s/>HWaddr 00:0c:29:c2:1d:f9 <text:s/></text:p>
        <text:p text:style-name="P16"><text:s text:c="10"/>inet addr:<text:span text:style-name="T3">192.168.31.146</text:span> <text:s/>Bcast:192.168.31.255 <text:s/>Mask:255.255.255.0</text:p>
        <text:p text:style-name="P16"><text:s text:c="10"/>inet6 addr: fe80::20c:29ff:fec2:1df9/64 Scope:Link</text:p>
        <text:p text:style-name="P16"><text:s text:c="10"/>UP BROADCAST RUNNING MULTICAST <text:s/>MTU:1500 <text:s/>Metric:1</text:p>
        <text:p text:style-name="P16"><text:s text:c="10"/>RX packets:39796 errors:0 dropped:0 overruns:0 frame:0</text:p>
        <text:p text:style-name="P16"><text:s text:c="10"/>TX packets:58761 errors:0 dropped:0 overruns:0 carrier:0</text:p>
        <text:p text:style-name="P16"><text:s text:c="10"/>collisions:0 txqueuelen:1000 </text:p>
        <text:p text:style-name="P16"><text:s text:c="10"/>RX bytes:2834743 (2.7 MiB) <text:s/>TX bytes:41442017 (39.5 MiB)</text:p>
        <text:p text:style-name="P16"><text:s text:c="10"/>Interrupt:19 Base address:0x2000 </text:p>
        <text:p text:style-name="P16"/>
        <text:p text:style-name="P16">eth0:0 <text:s text:c="3"/>Link encap:Ethernet <text:s/>HWaddr 00:0c:29:c2:1d:f9 <text:s/></text:p>
        <text:p text:style-name="P16"><text:s text:c="10"/>inet addr:192.168.0.10 <text:s/>Bcast:192.168.0.255 <text:s/>Mask:255.255.255.0</text:p>
        <text:p text:style-name="P16"><text:s text:c="10"/>UP BROADCAST RUNNING MULTICAST <text:s/>MTU:1500 <text:s/>Metric:1</text:p>
        <text:p text:style-name="P16"><text:s text:c="10"/>Interrupt:19 Base address:0x2000 </text:p>
        <text:p text:style-name="P16"/>
        <text:p text:style-name="P1">Verify the interface set in config/common.conf</text:p>
        <text:p text:style-name="P16"><text:soft-page-break/>IF_VIRTUAL="eth0:0"</text:p>
        <text:p text:style-name="Text_20_body">test the activate / deactivate scripts</text:p>
        <text:p text:style-name="Text_20_body"/>
        <text:p text:style-name="P1">remove VIP from node1</text:p>
        <text:p text:style-name="P5"><text:span text:style-name="T5">smartcard20-node1:/usr/local/syscheck/related-enabled # </text:span><text:span text:style-name="T9">./912_deactivate_VIP.sh -s</text:span></text:p>
        <text:p text:style-name="P8">I-9123-PKI 20100615 17:42:05 smartcard20-node1: INFO - While deactivating, the VIP was already NOT active on this host</text:p>
        <text:p text:style-name="P1">Activate VIP on node1 again</text:p>
        <text:p text:style-name="P18">smartcard20-node1:/usr/local/certificate-services/syscheck/related-enabled# <text:span text:style-name="T3">./911_activate_VIP.sh -s </text:span></text:p>
        <text:p text:style-name="P18">I-9111-PKI 20100615 17:44:22 smartcard20-node1: INFO - Activate VIP run successfully</text:p>
        <text:p text:style-name="P1"/>
        <text:p text:style-name="P16"># ifconfig</text:p>
        <text:p text:style-name="P16"><text:span text:style-name="T3">eth0</text:span> <text:s text:c="5"/>Link encap:Ethernet <text:s/>HWaddr 00:0c:29:c2:1d:f9 <text:s/></text:p>
        <text:p text:style-name="P16"><text:s text:c="10"/>inet addr:<text:span text:style-name="T3">192.168.31.146</text:span> <text:s/>Bcast:192.168.31.255 <text:s/>Mask:255.255.255.0</text:p>
        <text:p text:style-name="P16"><text:s text:c="10"/>inet6 addr: fe80::20c:29ff:fec2:1df9/64 Scope:Link</text:p>
        <text:p text:style-name="P16"><text:s text:c="10"/>UP BROADCAST RUNNING MULTICAST <text:s/>MTU:1500 <text:s/>Metric:1</text:p>
        <text:p text:style-name="P16"><text:s text:c="10"/>RX packets:39796 errors:0 dropped:0 overruns:0 frame:0</text:p>
        <text:p text:style-name="P16"><text:s text:c="10"/>TX packets:58761 errors:0 dropped:0 overruns:0 carrier:0</text:p>
        <text:p text:style-name="P16"><text:s text:c="10"/>collisions:0 txqueuelen:1000 </text:p>
        <text:p text:style-name="P16"><text:s text:c="10"/>RX bytes:2834743 (2.7 MiB) <text:s/>TX bytes:41442017 (39.5 MiB)</text:p>
        <text:p text:style-name="P16"><text:s text:c="10"/>Interrupt:19 Base address:0x2000 </text:p>
        <text:p text:style-name="P16"/>
        <text:p text:style-name="P16"><text:span text:style-name="T3">eth0:0 </text:span><text:s text:c="3"/>Link encap:Ethernet <text:s/>HWaddr 00:0c:29:c2:1d:f9 <text:s/></text:p>
        <text:p text:style-name="P16"><text:s text:c="10"/>inet addr:<text:span text:style-name="T3">192.168.0.10 <text:s/></text:span>Bcast:192.168.0.255 <text:s/>Mask:255.255.255.0</text:p>
        <text:p text:style-name="P16"><text:s text:c="10"/>UP BROADCAST RUNNING MULTICAST <text:s/>MTU:1500 <text:s/>Metric:1</text:p>
        <text:p text:style-name="P16"><text:s text:c="10"/>Interrupt:19 Base address:0x2000 </text:p>
        <text:p text:style-name="P16"/>
        <text:p text:style-name="Text_20_body">Check if the VIP is configured that the alias interface is showing up (eth0:0) and has the correct ip, if the VIP should NOT be activated, the interface shall not be shown in ifconfig.</text:p>
        <text:h text:style-name="Heading_20_1" text:outline-level="1"><text:bookmark text:name="_3_Fail_over_and_fail_back"/><text:soft-page-break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/>
        <text:p text:style-name="P1">To simulate master problems just shut it down </text:p>
        <text:p text:style-name="P8">smartcard20-node1:/usr/local/syscheck/database-replication # <text:span text:style-name="T3">/etc/init.d/mysql stop</text:span></text:p>
        <text:p text:style-name="Text_20_body">Also shut down jboss on both nodes</text:p>
        <text:p text:style-name="P5"><text:span text:style-name="T5">smartcard20-node1:/usr/local/syscheck/database-replication # </text:span><text:span text:style-name="T7">/etc/init.d/jboss stop </text:span></text:p>
        <text:p text:style-name="P8">smartcard20-node2:/usr/local/syscheck/database-replication # <text:span text:style-name="T3">/etc/init.d/jboss stop</text:span></text:p>
        <text:p text:style-name="P1"/>
        <text:p text:style-name="P1">Slave now shows it can't connect to master: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5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</text:span><text:span text:style-name="T5">Seconds_Behind_Master</text:span> </text:p>
        <text:p text:style-name="P5"><text:span text:style-name="T6">Reconnecting after a failed master event read 10.15.251.246 </text:span><text:span text:style-name="T5">ejbcarep 3306 60 mysql-bin.000001 822 smartcard20-node2-relay-bin.000002 235 mysql-bin.000001 No Yes 0</text:span> </text:p>
        <text:p text:style-name="P5"><text:span text:style-name="T5">0 822 235 None 0 No NULL</text:span> </text:p>
        <text:p text:style-name="P5"><text:span text:style-name="T5">I-8091-PKI 20090312 16:33:15 smartcard20-node2: INFO - Slave status shown</text:span> </text:p>
        <text:p text:style-name="P5"/>
        <text:p text:style-name="P1"/>
        <text:p text:style-name="P1"><text:span text:style-name="T2">Now make this node take the role of mysql master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><text:soft-page-break/></text:p>
        <text:p text:style-name="P1"/>
        <text:p text:style-name="P4">Check the master status </text:p>
        <text:p text:style-name="P5"><text:span text:style-name="T5">smartcard20-node2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34:35 smartcard20-node2: INFO - Master status shown</text:span> </text:p>
        <text:p text:style-name="P5"><text:span text:style-name="T5">*************************** 1. row ***************************</text:span> </text:p>
        <text:p text:style-name="P5"><text:span text:style-name="T5">Id: 64</text:span> </text:p>
        <text:p text:style-name="P5"><text:span text:style-name="T5">User: ejbca</text:span> </text:p>
        <text:p text:style-name="P5"><text:span text:style-name="T5">Host: smartcard20-node2.a-intra.fmv.se:2315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65</text:span> </text:p>
        <text:p text:style-name="P5"><text:span text:style-name="T5">User: ejbca</text:span> </text:p>
        <text:p text:style-name="P5"><text:span text:style-name="T5">Host: smartcard20-node2.a-intra.fmv.se:2315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66</text:span> </text:p>
        <text:p text:style-name="P5"><text:soft-page-break/><text:span text:style-name="T5">User: ejbca</text:span> </text:p>
        <text:p text:style-name="P5"><text:span text:style-name="T5">Host: smartcard20-node2.a-intra.fmv.se:21656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67</text:span> </text:p>
        <text:p text:style-name="P5"><text:span text:style-name="T5">User: ejbca</text:span> </text:p>
        <text:p text:style-name="P5"><text:span text:style-name="T5">Host: smartcard20-node2.a-intra.fmv.se:2165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70</text:span> </text:p>
        <text:p text:style-name="P5"><text:span text:style-name="T5">User: ejbca</text:span> </text:p>
        <text:p text:style-name="P5"><text:span text:style-name="T5">Host: smartcard20-node2.a-intra.fmv.se:2166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73</text:span> </text:p>
        <text:p text:style-name="P5"><text:soft-page-break/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34:35 smartcard20-node2: INFO - Master status shown</text:span> </text:p>
        <text:p text:style-name="P5"><text:span text:style-name="T5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, remove VIP from node1</text:p>
        <text:p text:style-name="P5"><text:span text:style-name="T5">smartcard20-node1:/usr/local/syscheck/related-enabled # </text:span><text:span text:style-name="T9">./912_deactivate_VIP.sh -s</text:span></text:p>
        <text:p text:style-name="P8">I-9123-PKI 20100615 17:42:05 smartcard20.demo: INFO - While deactivating, the VIP was already NOT active on this host</text:p>
        <text:p text:style-name="P1">Activate VIP on node2</text:p>
        <text:p text:style-name="P18">smartcard20:/usr/local/certificate-services/syscheck/related-enabled# <text:span text:style-name="T3">./911_activate_VIP.sh -s </text:span></text:p>
        <text:p text:style-name="P18">I-9111-PKI 20100615 17:44:22 smartcard20.demo: INFO - Activate VIP run successfully</text:p>
        <text:p text:style-name="P1">Failover jboss datasource configuration on node2 </text:p>
        <text:p text:style-name="P5"><text:span text:style-name="T5">smartcard20-node2:/usr/local/syscheck/database-replication # </text:span><text:span text:style-name="T19">./806-change-active-mysql-server-in-jboss-datasource.sh node2</text:span></text:p>
        <text:p text:style-name="P23">ejbca-ds.xml in jboss switched host to 10.1.1.11</text:p>
        <text:p text:style-name="P21">remember to restart jboss when you want the change to take effect</text:p>
        <text:p text:style-name="P5"/>
        <text:p text:style-name="P1">todo: start jboss and verify funcionallity</text:p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oft-page-break/><text:span text:style-name="T15">smartcard20-node2:/usr/local/syscheck/database-replication # </text:span><text:span text:style-name="T16">./811-master-node-flush-tables-with-read-lock.sh</text:span> </text:p>
        <text:p text:style-name="P6"><text:span text:style-name="T5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5">smartcard20-node1:/usr/local/syscheck/related-enabled # </text:span><text:span text:style-name="T7">/etc/init.d/jboss stop</text:span></text:p>
        <text:p text:style-name="P14"/>
        <text:p text:style-name="P1">Shutdown jboss on node2</text:p>
        <text:p text:style-name="P6"><text:span text:style-name="T5">smartcard20-node2:/usr/local/syscheck/related-enabled # </text:span><text:span text:style-name="T7">/etc/init.d/jboss stop</text:span></text:p>
        <text:p text:style-name="P14"/>
        <text:p text:style-name="P1">Make a backup of the data at node2</text:p>
        <text:p text:style-name="P5"><text:span text:style-name="T5">smartcard20-node2:/usr/local/syscheck/related-enabled # </text:span><text:span text:style-name="T6">./904_make_mysql_db_backup.sh -s</text:span> </text:p>
        <text:p text:style-name="P5"><text:span text:style-name="T5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5">smartcard20-node2:/usr/local/syscheck/related-enabled # </text:span><text:span text:style-name="T6">./906_ssh-copy-to-remote-machine.sh -s /backup/mysql/ejbcabackup-2009-03-12_16.44.14.sql.gz smartcard20-node1 /home/jboss jboss /home/jboss/.ssh/id_rsa</text:span> </text:p>
        <text:p text:style-name="P5"><text:span text:style-name="T5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5">username@smartcard20-node1:/usr/local/syscheck-1_5_0/related-enabled&gt; </text:span><text:span text:style-name="T16">sudo /etc/init.d/mysql start</text:span></text:p>
        <text:p text:style-name="P1">At node1 restore the database </text:p>
        <text:p text:style-name="P6"><text:span text:style-name="T15">username@smartcard20-node1:/usr/local/syscheck-1_5_0/related-enabled&gt; </text:span><text:span text:style-name="T16">sudo ./920_restore_mysql_db_from_backup.sh</text:span><text:span text:style-name="T15"> </text:span><text:span text:style-name="T16">-s /home/jboss/ejbcabackup-2009-03-27_11.09.08.sql.gz</text:span> </text:p>
        <text:p text:style-name="P15">enter 'im-really-sure' (without the '-') to continiue or ctrl-c to abort</text:p>
        <text:p text:style-name="P14">im really sure</text:p>
        <text:p text:style-name="P6"><text:span text:style-name="T5">now we'll backup the current database before we restore the one you specified</text:span> </text:p>
        <text:p text:style-name="P6"><text:span text:style-name="T5">I-9041-PKI 20090327 11:09:46 sles20sp2-2: INFO - Backed up db ok (file:/backup/mysql/ejbcabackup-2009-03-27_11.09.46.sql.gz)</text:span> </text:p>
        <text:p text:style-name="P6"><text:span text:style-name="T5">restoring the db from /backup/mysql/ejbcabackup-2009-03-27_11.09.08.sql.gz</text:span> </text:p>
        <text:p text:style-name="P6"><text:soft-page-break/><text:span text:style-name="T5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5">smartcard20-node1:/usr/local/syscheck/database-replication # .</text:span><text:span text:style-name="T6">/804-make-mysql-server-act-as-master.sh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13">im really sure</text:p>
        <text:p text:style-name="P5"><text:span text:style-name="T5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47:08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5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47:08 smartcard20-node1: INFO - Master status shown</text:span> </text:p>
        <text:p text:style-name="P5"><text:span text:style-name="T5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9"><text:soft-page-break/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5">smartcard20-node2:/usr/local/syscheck/database-replication # </text:span><text:span text:style-name="T16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9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sc20fmv-node1:/usr/local/certificate-services/syscheck/related-enabled # <text:span text:style-name="T3">./911_activate_VIP.sh -s</text:span></text:p>
        <text:p text:style-name="P8"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5">smartcard20-node1:/usr/local/syscheck/database-replication </text:span><text:span text:style-name="T12"># </text:span><text:span text:style-name="T8">./806-change-active-mysql-server-in-jboss</text:span><text:span text:style-name="T9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<text:soft-page-break/>smartcard20-node2:/usr/local/syscheck/database-replication <text:span text:style-name="T18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/>
        <text:p text:style-name="P1">Now unlock the tables from writes on node1</text:p>
        <text:p text:style-name="P6"><text:span text:style-name="T15">smartcard20-node1:/usr/local/syscheck/database-replication # </text:span><text:span text:style-name="T16">./812-master-node-unlock-tables.sh</text:span> </text:p>
        <text:p text:style-name="P6"><text:span text:style-name="T5">I-8121-PKI 20090326 12:03:58 smartcard20-node1: INFO - Set mysql unlock TABLES ok</text:span> </text:p>
        <text:p text:style-name="P1">Now unlock the tables from writes on node2</text:p>
        <text:p text:style-name="P6"><text:span text:style-name="T15">smartcard20-node2:/usr/local/syscheck/database-replication # </text:span><text:span text:style-name="T16">./812-master-node-unlock-tables.sh</text:span> </text:p>
        <text:p text:style-name="P6"><text:span text:style-name="T5">I-8121-PKI 20090326 12:03:58 smartcard20-node2: INFO - Set mysql unlock TABLES ok</text:span> </text:p>
        <text:p text:style-name="P28">Verify replication with the simple test tool</text:p>
        <text:p text:style-name="P28">All three values MUST be the same</text:p>
        <text:p text:style-name="P17"><text:span text:style-name="T14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20">1276170492</text:p>
        <text:p text:style-name="P17">values from 192.168.31.142</text:p>
        <text:p text:style-name="P17">value</text:p>
        <text:p text:style-name="P20">1276170492</text:p>
        <text:p text:style-name="Text_20_body"/>
        <text:p text:style-name="P1">start jboss on node1</text:p>
        <text:p text:style-name="P6"><text:span text:style-name="T5">smartcard20-node1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start jboss on node2</text:p>
        <text:p text:style-name="P6"><text:span text:style-name="T5">smartcard20-node2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><text:soft-page-break/></text:p>
        <text:p text:style-name="P1">Verify replication status – The position shall be updated from the initial “98” </text:p>
        <text:p text:style-name="P5"><text:span text:style-name="T5">smartcard20-node1:/usr/local/syscheck/database-replication # </text:span><text:span text:style-name="T6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5">I-8101-PKI 20090312 16:50:51 smartcard20-node1: INFO - Master status shown</text:span> </text:p>
        <text:p text:style-name="P5"><text:span text:style-name="T5">I-8101-PKI 20090312 16:50:51 smartcard20-node1: INFO - Master status shown</text:span> </text:p>
        <text:p text:style-name="P5"/>
        <text:p text:style-name="P1">show slave status, the slave must have the same file and position (or larger value on replica)</text:p>
        <text:p text:style-name="P5"><text:span text:style-name="T5">smartcard20-node2:/usr/local/syscheck/database-replication # </text:span><text:span text:style-name="T6">./809-show-mysql-slave-status.sh</text:span> </text:p>
        <text:p text:style-name="P7">*************************** 1. row ***************************</text:p>
        <text:p text:style-name="P7"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oft-page-break/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 text:c="14"/>Until_Log_Pos: 0</text:p>
        <text:p text:style-name="P7"><text:s text:c="9"/>Master_SSL_Allowed: No</text:p>
        <text:p text:style-name="P7"><text:s text:c="9"/>Master_SSL_CA_File: </text:p>
        <text:p text:style-name="P7"><text:s text:c="9"/>Master_SSL_CA_Path: </text:p>
        <text:p text:style-name="P7"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5"><text:span text:style-name="T5">I-8091-PKI 20100610 13:50:09 sc20fmv-node2: INFO - Slave status show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Courier New" svg:font-family="'Courier New'"/>
    <style:font-face style:name="Liberation Sans" svg:font-family="'Liberation Sans', Arial, sans-serif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.499cm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17</meta:editing-cycles>
    <meta:editing-duration>PT59H23M43S</meta:editing-duration>
    <dc:date>2010-10-06T20:46:21</dc:date>
    <dc:creator>Henrik Andreasson</dc:creator>
    <meta:document-statistic meta:table-count="0" meta:image-count="0" meta:object-count="0" meta:page-count="37" meta:paragraph-count="861" meta:word-count="4618" meta:character-count="4135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